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P4" style:family="paragraph" style:parent-style-name="Header">
      <style:text-properties fo:font-size="8pt" style:font-size-asian="7pt" style:font-size-complex="8pt"/>
    </style:style>
    <style:style style:name="P5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P6" style:family="paragraph" style:parent-style-name="Horizontal_20_Line">
      <style:paragraph-properties fo:text-align="end" style:justify-single-word="false"/>
      <style:text-properties officeooo:paragraph-rsid="0005e54c"/>
    </style:style>
    <style:style style:name="P7" style:family="paragraph" style:parent-style-name="Text_20_body">
      <style:text-properties officeooo:rsid="00302cfc" officeooo:paragraph-rsid="00302cfc"/>
    </style:style>
    <style:style style:name="P8" style:family="paragraph" style:parent-style-name="Heading_20_4">
      <style:paragraph-properties fo:break-before="page"/>
      <style:text-properties officeooo:rsid="00302cfc" officeooo:paragraph-rsid="00302cfc"/>
    </style:style>
    <style:style style:name="T1" style:family="text">
      <style:text-properties officeooo:rsid="00036993"/>
    </style:style>
    <style:style style:name="T2" style:family="text">
      <style:text-properties officeooo:rsid="00302cf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202da" style:font-weight-asian="bold" style:font-weight-complex="bold"/>
    </style:style>
    <style:style style:name="T5" style:family="text">
      <style:text-properties fo:font-weight="bold" officeooo:rsid="0033aef1" style:font-weight-asian="bold" style:font-weight-complex="bold"/>
    </style:style>
    <style:style style:name="T6" style:family="text">
      <style:text-properties officeooo:rsid="00304adf"/>
    </style:style>
    <style:style style:name="T7" style:family="text">
      <style:text-properties officeooo:rsid="003202da"/>
    </style:style>
    <style:style style:name="T8" style:family="text">
      <style:text-properties officeooo:rsid="0033aef1"/>
    </style:style>
    <style:style style:name="T9" style:family="text">
      <style:text-properties fo:font-style="italic" officeooo:rsid="0033aef1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10" text:separation-character="." text:name="Text"/>
        <text:sequence-decl text:display-outline-level="0" text:name="Drawing"/>
        <text:sequence-decl text:display-outline-level="0" text:name="Figure"/>
      </text:sequence-decls>
      <text:h text:style-name="P8" text:outline-level="4"><text:span text:style-name="T8">Source Archive</text:span> Packager</text:h>
      <text:p text:style-name="P7">Due to the large probable combinations <text:span text:style-name="T6">ways</text:span> of packaging a <text:span text:style-name="T8">source-code archive package (as in </text:span><text:span text:style-name="T9">.tar.gz</text:span><text:span text:style-name="T8"> or </text:span><text:span text:style-name="T9">.zip</text:span><text:span text:style-name="T8">)</text:span>, AutomataCI employs a generic signal approach for developers to assemble the payloads accordingly.</text:p>
      <text:p text:style-name="P7">Hence, in order to create one or more <text:span text:style-name="T8">archive</text:span> package, you need to generate an empty placeholder file as a build output for signaling Package CI Job (see later sub-section) to facilitate <text:span text:style-name="T7">MSI</text:span> packaging.</text:p>
      <text:p text:style-name="P7">The filename must consist of “<text:span text:style-name="T3">-</text:span><text:span text:style-name="T5">src</text:span>” in the name section. The file is housed alongside other built outputs in $PROJECT_PATH_BUILD/ directory. Example:</text:p>
      <text:p text:style-name="Frame_20_contents"><text:span text:style-name="T2">$PROJECT_PATH_ROOT/$PROJECT_PATH_BUILD/myproduct</text:span><text:span text:style-name="T3">-</text:span><text:span text:style-name="T5">src</text:span>_any-an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 Devanagari" svg:font-family="'Noto Sans Devanagari'" style:font-family-generic="system" style:font-pitch="variable"/>
    <style:font-face style:name="Noto Serif" svg:font-family="'Noto Serif'" style:font-adornments="Bold" style:font-family-generic="roman" style:font-pitch="variable"/>
    <style:font-face style:name="Noto Serif CJK SC" svg:font-family="'Noto Serif CJK SC'" style:font-family-generic="system" style:font-pitch="variable"/>
    <style:font-face style:name="Noto Serif CJK SC Black" svg:font-family="'Noto Serif CJK SC Black'" style:font-family-generic="roman"/>
    <style:font-face style:name="Noto Serif CJK SC Light" svg:font-family="'Noto Serif CJK SC Light'" style:font-adornments="Regular" style:font-family-generic="roman" style:font-pitch="variable"/>
    <style:font-face style:name="Noto Serif Mono" svg:font-family="'Noto Serif Mono'" style:font-adornments="Regular" style:font-family-generic="roman"/>
    <style:font-face style:name="Noto Serif Mono CJK SC" svg:font-family="'Noto Serif Mono CJK SC'" style:font-adornments="Regular" style:font-family-generic="roman"/>
    <style:font-face style:name="Noto Serif1" svg:font-family="'Noto Serif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Noto Serif1" fo:font-family="'Noto Serif'" style:font-style-name="Regular" style:font-family-generic="roman" style:font-pitch="variable" style:font-name-asian="Noto Serif CJK SC Light" style:font-family-asian="'Noto Serif CJK SC Light'" style:font-style-name-asian="Regular" style:font-family-generic-asian="roman" style:font-pitch-asian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erif1" fo:font-family="'Noto Serif'" style:font-style-name="Regular" style:font-family-generic="roman" style:font-pitch="variable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 style:contextual-spacing="false" fo:line-height="115%" style:register-true="false"/>
      <style:text-properties style:font-weight-asian="250"/>
    </style:style>
    <style:style style:name="List" style:family="paragraph" style:parent-style-name="Text_20_body" style:class="list">
      <style:text-properties style:font-name="Noto Sans" fo:font-family="'Noto Sans'" style:font-family-generic="swiss" fo:font-size="10pt" style:font-name-asian="Noto Sans CJK SC Light" style:font-family-asian="'Noto Sans CJK SC Light'" style:font-family-generic-asian="swiss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weight-asian="250"/>
    </style:style>
    <style:style style:name="Index" style:family="paragraph" style:parent-style-name="Standard" style:class="index">
      <style:paragraph-properties text:number-lines="false" text:line-number="0"/>
      <style:text-properties style:font-name="Noto Serif1" fo:font-family="'Noto Serif'" style:font-style-name="Regular" style:font-family-generic="roman" style:font-pitch="variable" fo:font-size="10pt" fo:language="zxx" fo:country="none" style:font-name-asian="Noto Serif CJK SC Light" style:font-family-asian="'Noto Serif CJK SC Light'" style:font-style-name-asian="Regular" style:font-family-generic-asian="roman" style:font-pitch-asian="variabl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style:font-name="Noto Serif" fo:font-family="'Noto Serif'" style:font-style-name="Bold" style:font-family-generic="roman" style:font-pitch="variable" fo:font-size="13pt" fo:font-weight="bold" style:font-name-asian="Noto Serif CJK SC" style:font-family-asian="'Noto Serif CJK SC'" style:font-family-generic-asian="system" style:font-pitch-asian="variable" style:font-size-asian="13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oto Serif Mono" fo:font-family="'Noto Serif Mono'" style:font-style-name="Regular" style:font-family-generic="roman" fo:font-size="10pt" style:font-name-asian="Noto Serif Mono CJK SC" style:font-family-asian="'Noto Serif Mono CJK SC'" style:font-style-name-asian="Regular" style:font-family-generic-asian="roman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3pt" fo:font-weight="bold" style:font-size-asian="13pt" style:font-weight-asian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3pt" fo:font-style="normal" fo:font-weight="bold" style:font-size-asian="13pt" style:font-style-asian="normal" style:font-weight-asian="bold" style:font-size-complex="10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13pt" fo:font-weight="bold" style:font-size-asian="13pt" style:font-weight-asian="bold" style:font-size-complex="9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normal" fo:font-weight="bold" style:font-size-asian="13pt" style:font-style-asian="normal" style:font-weight-asian="bold" style:font-size-complex="13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paragraph-properties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808080" text:number-lines="false" text:line-number="0" style:join-border="false"/>
      <style:text-properties fo:font-size="2pt" style:font-size-asian="2pt" style:font-size-complex="6pt"/>
    </style:style>
    <style:style style:name="Frame_20_contents" style:display-name="Frame contents" style:family="paragraph" style:parent-style-name="Standard" style:class="extra">
      <style:paragraph-properties fo:margin-top="0in" fo:margin-bottom="0.15in" style:contextual-spacing="false" fo:line-height="115%" fo:padding="0.0201in" fo:border="0.06pt solid #666666">
        <style:tab-stops/>
      </style:paragraph-properties>
    </style:style>
    <style:style style:name="Text" style:family="paragraph" style:parent-style-name="Caption" style:class="extra">
      <style:paragraph-properties fo:text-align="center" style:justify-single-word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75in" fo:text-indent="-0.75in" fo:margin-left="0.75in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25in" fo:text-indent="-1.25in" fo:margin-left="1.25in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5in" fo:text-indent="-1.5in" fo:margin-left="1.5in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75in" fo:text-indent="-1.75in" fo:margin-left="1.75in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2in" fo:text-indent="-2in" fo:margin-left="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officeooo:paragraph-rsid="0015a564" style:font-size-asian="8pt" style:font-size-complex="8pt"/>
    </style:style>
    <style:style style:name="MP2" style:family="paragraph" style:parent-style-name="Header">
      <style:text-properties fo:font-size="8pt" style:font-size-asian="7pt" style:font-size-complex="8pt"/>
    </style:style>
    <style:style style:name="MP3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Header">
      <style:paragraph-properties fo:text-align="end" style:justify-single-word="false"/>
      <style:text-properties fo:font-size="8pt" officeooo:paragraph-rsid="0005e54c" style:font-size-asian="7pt" style:font-size-complex="8pt"/>
    </style:style>
    <style:style style:name="MP5" style:family="paragraph" style:parent-style-name="Horizontal_20_Line">
      <style:paragraph-properties fo:text-align="end" style:justify-single-word="false"/>
      <style:text-properties officeooo:paragraph-rsid="0005e54c"/>
    </style:style>
    <style:style style:name="MP6" style:family="paragraph" style:parent-style-name="Footer">
      <style:paragraph-properties fo:text-align="center" style:justify-single-word="false"/>
      <style:text-properties fo:font-size="8pt" officeooo:paragraph-rsid="00037b26" style:font-size-asian="8pt" style:font-size-complex="8pt"/>
    </style:style>
    <style:style style:name="MT1" style:family="text">
      <style:text-properties officeooo:rsid="0003699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image-width="100%" draw:fill-image-height="100%" style:repeat="repeat" draw:fill-image-ref-point-x="0%" draw:fill-image-ref-point-y="0%" draw:fill-image-ref-point="center" draw:tile-repeat-offset="0% vertical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fill="none" draw:background-size="full" draw:fill-color="#729fcf" draw:fill-image-width="100%" draw:fill-image-height="100%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eft_20_Page">
      <style:footer>
        <text:p text:style-name="MP1"><text:page-number text:select-page="current">1</text:page-number><text:s/>of <text:page-count>1</text:page-count></text:p>
      </style:footer>
    </style:master-page>
    <style:master-page style:name="Left_20_Page" style:display-name="Left Page" style:page-layout-name="Mpm2" draw:style-name="Mdp2" style:next-style-name="Right_20_Page">
      <style:header>
        <text:p text:style-name="MP2"><text:title>AutomataCI Engineering Specification</text:title><text:s/>- <text:subject>The handbook for operating AutomataCI</text:subject></text:p>
        <text:p text:style-name="Horizontal_20_Line"/>
      </style:header>
      <style:footer>
        <text:p text:style-name="MP3"><text:page-number text:select-page="current">0</text:page-number><text:s/><text:span text:style-name="MT1">of </text:span><text:page-count>1</text:page-count></text:p>
      </style:footer>
    </style:master-page>
    <style:master-page style:name="Right_20_Page" style:display-name="Right Page" style:page-layout-name="Mpm3" draw:style-name="Mdp2" style:next-style-name="Left_20_Page">
      <style:header>
        <text:p text:style-name="MP4"><text:subject>The handbook for operating AutomataCI</text:subject><text:s/>- <text:title>AutomataCI Engineering Specification</text:title></text:p>
        <text:p text:style-name="MP5"/>
      </style:header>
      <style:footer>
        <text:p text:style-name="MP6"><text:page-number text:select-page="current">0</text:page-number><text:s/><text:span text:style-name="MT1">of </text:span>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7T20:33:18.290177163</meta:creation-date>
    <dc:title>AutomataCI Engineering Specification</dc:title>
    <meta:generator>LibreOffice/7.6.2.1$Linux_X86_64 LibreOffice_project/56f7684011345957bbf33a7ee678afaf4d2ba333</meta:generator>
    <meta:editing-duration>PT23H8M31S</meta:editing-duration>
    <meta:editing-cycles>40</meta:editing-cycles>
    <dc:subject>The handbook for operating AutomataCI</dc:subject>
    <meta:initial-creator>Kean Ho Chew</meta:initial-creator>
    <meta:keyword>AutomataCI</meta:keyword>
    <meta:keyword>English</meta:keyword>
    <meta:print-date>2023-11-17T21:12:35.832553184</meta:print-date>
    <meta:printed-by>PDF files: Kean Ho Chew</meta:printed-by>
    <dc:date>2023-12-06T07:04:10.068495571</dc:date>
    <dc:creator>Kean Ho Chew</dc:creator>
    <meta:document-statistic meta:table-count="0" meta:image-count="0" meta:object-count="0" meta:page-count="1" meta:paragraph-count="10" meta:word-count="119" meta:character-count="820" meta:non-whitespace-character-count="712"/>
    <meta:template xlink:type="simple" xlink:actuate="onRequest" xlink:title="Official Book" xlink:href="../../templates/Book.ott" meta:date="2023-11-17T20:33:17.245827505"/>
  </office:meta>
</office:document-meta>
</file>